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Cores </text:p>
          </table:table-cell>
          <table:table-cell office:value-type="string" calcext:value-type="string" table:number-columns-spanned="3" table:number-rows-spanned="1">
            <text:p>Instance</text:p>
          </table:table-cell>
          <table:covered-table-cell table:number-columns-repeated="2"/>
          <table:table-cell office:value-type="string" calcext:value-type="string">
            <text:p>Comm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Intel Core i7 2.20GHz, 16 Gb 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  <table:table-cell table:number-columns-repeated="2"/>
          <table:table-cell office:value-type="string" calcext:value-type="string">
            <text:p>6,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0,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6,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,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4,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,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5,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21,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,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4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4,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14,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14,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8,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7,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3,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7,8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5,5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1,9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1,4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9,3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13,6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53,5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73,9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77,9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32,2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,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6,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6,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6,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6,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76,9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70,6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21,4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95,3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2,8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21,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58,8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21,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65,7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55,1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73,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6:21:10.73301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05T18:08:32.397255296</dc:date>
    <meta:editing-duration>PT2H35M35S</meta:editing-duration>
    <meta:editing-cycles>6</meta:editing-cycles>
    <meta:generator>LibreOffice/4.2.8.2$Linux_X86_64 LibreOffice_project/420m0$Build-2</meta:generator>
    <meta:document-statistic meta:table-count="1" meta:cell-count="137" meta:object-count="0"/>
  </office:meta>
</office:document-meta>
</file>